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85.76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42.9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8">
      <style:text-properties style:text-position=""/>
    </style:style>
    <style:style style:name="ce4" style:family="table-cell" style:parent-style-name="Default" style:data-style-name="N108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41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8" style:family="table-cell" style:parent-style-name="Default" style:data-style-name="N108"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Braugerä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2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</text:p>
            <text:p>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3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Kurstag</text:p>
          </table:table-cell>
          <table:table-cell/>
        </table:table-row>
        <table:table-row table:style-name="ro3">
          <table:table-cell table:style-name="ce1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3">
          <table:table-cell table:style-name="ce1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3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3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3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3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3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3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3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3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3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3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3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3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3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7.11.201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4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Infrastruktu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170" calcext:value-type="currency">
            <text:p>170,00 €</text:p>
          </table:table-cell>
          <table:table-cell table:formula="of:=[.C9]*[.D9]" office:value-type="currency" office:currency="EUR" office:value="85" calcext:value-type="currency">
            <text:p>85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3" table:formula="of:=SUM([.E8:.E10])" office:value-type="currency" office:currency="EUR" office:value="272" calcext:value-type="currency">
            <text:p>272,00 €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Brauzutaten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3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3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3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3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4" table:formula="of:=[.E2]-SUM([.E8:.E31])" office:value-type="currency" office:currency="EUR" office:value="476.1876" calcext:value-type="currency">
            <text:p>476,19 €</text:p>
          </table:table-cell>
          <table:table-cell/>
        </table:table-row>
      </table:table>
      <table:table table:name="Kosten 12.01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4" table:formula="of:=[.D2]*[.C2]*[.B2]" office:value-type="currency" office:currency="EUR" office:value="600" calcext:value-type="currency">
            <text:p>6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Infrastruktu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,60 €</text:p>
          </table:table-cell>
          <table:table-cell table:formula="of:=[.D10]*[.C10]*[.B10]" office:value-type="currency" office:currency="EUR" office:value="85.8" calcext:value-type="currency">
            <text:p>85,80 €</text:p>
          </table:table-cell>
          <table:table-cell table:style-name="ce3" table:formula="of:=SUM([.E8:.E10])" office:value-type="currency" office:currency="EUR" office:value="85.8" calcext:value-type="currency">
            <text:p>85,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Brauzutaten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3" table:formula="of:=SUM([.E13:.E20])" office:value-type="currency" office:currency="EUR" office:value="32.9043" calcext:value-type="currency">
            <text:p>32,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style-name="ce2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8.88" calcext:value-type="currency">
            <text:p>18,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0.4" calcext:value-type="currency">
            <text:p>10,40 €</text:p>
          </table:table-cell>
          <table:table-cell/>
        </table:table-row>
        <table:table-row table:style-name="ro3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3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3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3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3" table:formula="of:=SUM([.E23:.E32])" office:value-type="currency" office:currency="EUR" office:value="66.29" calcext:value-type="currency">
            <text:p>66,29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3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3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3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3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table:formula="of:=SUM([.F10:.F36])" office:value-type="currency" office:currency="EUR" office:value="193.5643" calcext:value-type="currency">
            <text:p>193,56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3" table:formula="of:=[.E2]-[.F40]" office:value-type="currency" office:currency="EUR" office:value="406.4357" calcext:value-type="currency">
            <text:p>406,44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/>
        </table:table-row>
      </table:table>
      <table:table table:name="Kosten 16.03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4" office:value-type="currency" office:currency="EUR" office:value="200" calcext:value-type="currency">
            <text:p>2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Infrastruktu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D10]*[.C10]*[.B10]" office:value-type="currency" office:currency="EUR" office:value="70" calcext:value-type="currency">
            <text:p>70,00 €</text:p>
          </table:table-cell>
          <table:table-cell table:style-name="ce3" table:formula="of:=SUM([.E8:.E10])" office:value-type="currency" office:currency="EUR" office:value="70" calcext:value-type="currency">
            <text:p>70,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Brauzutaten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09" calcext:value-type="currency">
            <text:p>1,09 €</text:p>
          </table:table-cell>
          <table:table-cell table:formula="of:=[.D20]*[.C20]*[.B20]+1" office:value-type="currency" office:currency="EUR" office:value="7.54" calcext:value-type="currency">
            <text:p>7,54 €</text:p>
          </table:table-cell>
          <table:table-cell table:style-name="ce3" table:formula="of:=SUM([.E13:.E20])" office:value-type="currency" office:currency="EUR" office:value="40.4443" calcext:value-type="currency">
            <text:p>40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1" calcext:value-type="float">
            <text:p>11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4.16" calcext:value-type="currency">
            <text:p>14,1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7.15" calcext:value-type="currency">
            <text:p>7,15 €</text:p>
          </table:table-cell>
          <table:table-cell/>
        </table:table-row>
        <table:table-row table:style-name="ro3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3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3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3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3" table:formula="of:=SUM([.E23:.E32])" office:value-type="currency" office:currency="EUR" office:value="58.32" calcext:value-type="currency">
            <text:p>58,32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3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3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3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3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table:formula="of:=SUM([.F10:.F36])" office:value-type="currency" office:currency="EUR" office:value="177.3343" calcext:value-type="currency">
            <text:p>177,33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3" table:formula="of:=[.E2]-[.F40]" office:value-type="currency" office:currency="EUR" office:value="22.6657" calcext:value-type="currency">
            <text:p>22,67 €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/>
        </table:table-row>
      </table:table>
      <table:table table:name="Kosten 4.5.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7"/>
        <table:table-column table:style-name="co3" table:number-columns-repeated="3" table:default-cell-style-name="Default"/>
        <table:table-row table:style-name="ro3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ilnehmer Anzah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8" table:formula="of:=[.D2]*[.C2]*[.B2]" office:value-type="currency" office:currency="EUR" office:value="800" calcext:value-type="currency">
            <text:p>80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hr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6" office:value-type="string" calcext:value-type="string">
            <text:p>Infrastruktur</text:p>
          </table:table-cell>
          <table:table-cell table:style-name="ce6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terlagen</text:p>
          </table:table-cell>
          <table:table-cell table:formula="of:=[.B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9" calcext:value-type="currency">
            <text:p>6,90 €</text:p>
          </table:table-cell>
          <table:table-cell table:formula="of:=[.D10]*[.C10]*[.B10]" office:value-type="currency" office:currency="EUR" office:value="110.4" calcext:value-type="currency">
            <text:p>110,40 €</text:p>
          </table:table-cell>
          <table:table-cell table:style-name="ce7" table:formula="of:=SUM([.E8:.E10])" office:value-type="currency" office:currency="EUR" office:value="110.4" calcext:value-type="currency">
            <text:p>110,40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6" office:value-type="string" calcext:value-type="string">
            <text:p>Brauzutaten</text:p>
          </table:table-cell>
          <table:table-cell table:style-name="ce6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7" table:formula="of:=SUM([.E13:.E20])" office:value-type="currency" office:currency="EUR" office:value="33.5524" calcext:value-type="currency">
            <text:p>33,55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6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23.6" calcext:value-type="currency">
            <text:p>23,60 €</text:p>
          </table:table-cell>
          <table:table-cell/>
          <table:table-cell table:style-name="ce9" table:formula="of:=ROUNDUP([.C23]*[.B23])"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</table:table-row>
        <table:table-row table:style-name="ro3">
          <table:table-cell office:value-type="string" calcext:value-type="string">
            <text:p>Brot Distler schwabachtaler 1kg</text:p>
          </table:table-cell>
          <table:table-cell table:formula="of:=ROUNDUP(([.B2]+[.B3])/4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16" calcext:value-type="currency">
            <text:p>16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reze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2.35" calcext:value-type="currency">
            <text:p>12,35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artoffelsalat 1k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7" table:formula="of:=SUM([.E23:.E32])" office:value-type="currency" office:currency="EUR" office:value="81.985" calcext:value-type="currency">
            <text:p>81,99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amembert 100g</text:p>
          </table:table-cell>
          <table:table-cell table:formula="of:=([.B2]+[.B3])/8*2" office:value-type="float" office:value="4.75" calcext:value-type="float">
            <text:p>4,7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7.125" calcext:value-type="currency">
            <text:p>7,13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rie 100g</text:p>
          </table:table-cell>
          <table:table-cell table:formula="of:=([.B2]+[.B3])/8*2" office:value-type="float" office:value="4.75" calcext:value-type="float">
            <text:p>4,7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5.6525" calcext:value-type="currency">
            <text:p>5,65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utter 60g</text:p>
          </table:table-cell>
          <table:table-cell table:formula="of:=([.B2]+[.B3])/8*1" office:value-type="float" office:value="2.375" calcext:value-type="float">
            <text:p>2,37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4.01375" calcext:value-type="currency">
            <text:p>4,01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würze (paprika, Kuemmel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wiebeln</text:p>
          </table:table-cell>
          <table:table-cell table:formula="of:=ROUNDUP(([.B2]+[.B3])/8*1)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7" table:formula="of:=SUM([.E32:.E36])" office:value-type="currency" office:currency="EUR" office:value="16.79125" calcext:value-type="currency">
            <text:p>16,79 €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unkles Bi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/>
          <table:table-cell table:style-name="ce7" table:formula="of:=SUM([.F10:.F36])" office:value-type="currency" office:currency="EUR" office:value="242.72865" calcext:value-type="currency">
            <text:p>242,73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7" table:formula="of:=[.E2]-[.F41]" office:value-type="currency" office:currency="EUR" office:value="557.27135" calcext:value-type="currency">
            <text:p>557,27 €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.00.0000</text:date>, <text:time style:data-style-name="N2" text:time-value="13:20:03.2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4-30T13:45:41.361000000</dc:date>
    <meta:editing-duration>PT3H57M29S</meta:editing-duration>
    <meta:editing-cycles>67</meta:editing-cycles>
    <meta:generator>LibreOffice/5.2.3.3$Windows_x86 LibreOffice_project/d54a8868f08a7b39642414cf2c8ef2f228f780cf</meta:generator>
    <meta:print-date>2019-03-13T15:48:39.991000000</meta:print-date>
    <meta:document-statistic meta:table-count="6" meta:cell-count="675" meta:object-count="0"/>
  </office:meta>
</office:document-meta>
</file>